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57in"/>
    </style:style>
    <style:style style:name="co3" style:family="table-column">
      <style:table-column-properties fo:break-before="auto" style:column-width="3.9071in"/>
    </style:style>
    <style:style style:name="co4" style:family="table-column">
      <style:table-column-properties fo:break-before="auto" style:column-width="2.2528in"/>
    </style:style>
    <style:style style:name="co5" style:family="table-column">
      <style:table-column-properties fo:break-before="auto" style:column-width="2.2201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3.7in"/>
    </style:style>
    <style:style style:name="co8" style:family="table-column">
      <style:table-column-properties fo:break-before="auto" style:column-width="1.153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62"/>
    <style:style style:name="ce2" style:family="table-cell" style:parent-style-name="Default" style:data-style-name="N169"/>
    <style:style style:name="ce3" style:family="table-cell" style:parent-style-name="Default" style:data-style-name="N16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55"/>
    <style:style style:name="ce5" style:family="table-cell" style:parent-style-name="Default" style:data-style-name="N155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7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>
            <text:p>Map Height</text:p>
          </table:table-cell>
          <table:table-cell office:value-type="float" office:value="2290">
            <text:p>2290</text:p>
          </table:table-cell>
          <table:table-cell table:number-columns-repeated="6"/>
          <table:table-cell table:style-name="ce6" office:value-type="string">
            <text:p>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/>
          <table:table-cell table:style-name="ce6" office:value-type="string">
            <text:p>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6" office:value-type="string">
            <text:p>Dec</text:p>
          </table:table-cell>
          <table:table-cell/>
        </table:table-row>
        <table:table-row table:style-name="ro1">
          <table:table-cell/>
          <table:table-cell office:value-type="string">
            <text:p>Map Width</text:p>
          </table:table-cell>
          <table:table-cell office:value-type="float" office:value="2000">
            <text:p>2000</text:p>
          </table:table-cell>
          <table:table-cell table:number-columns-repeated="4"/>
          <table:table-cell office:value-type="string">
            <text:p>Corner 1</text:p>
          </table:table-cell>
          <table:table-cell office:value-type="string">
            <text:p>Lat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4.37">
            <text:p>24.37</text:p>
          </table:table-cell>
          <table:table-cell/>
          <table:table-cell table:formula="of:=[.J6]" office:value-type="float" office:value="44">
            <text:p>44</text:p>
          </table:table-cell>
          <table:table-cell table:formula="of:=[.K6]*(1/60)" office:value-type="float" office:value="0.883333333333333">
            <text:p>0.8833333333</text:p>
          </table:table-cell>
          <table:table-cell table:formula="of:=[.L6]*(1/60)*(1/60)" office:value-type="float" office:value="0.00676944444444444">
            <text:p>0.0067694444</text:p>
          </table:table-cell>
          <table:table-cell table:style-name="ce8" table:formula="of:=([.P6]+[.O6]+[.N6])" office:value-type="float" office:value="44.8901027777778">
            <text:p>44.89010277777780000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SW</text:p>
          </table:table-cell>
          <table:table-cell office:value-type="string">
            <text:p>Long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6.62">
            <text:p>16.62</text:p>
          </table:table-cell>
          <table:table-cell/>
          <table:table-cell table:formula="of:=[.J7]" office:value-type="float" office:value="97">
            <text:p>97</text:p>
          </table:table-cell>
          <table:table-cell table:formula="of:=[.K7]*(1/60)" office:value-type="float" office:value="0.183333333333333">
            <text:p>0.1833333333</text:p>
          </table:table-cell>
          <table:table-cell table:formula="of:=[.L7]*(1/60)*(1/60)" office:value-type="float" office:value="0.00461666666666667">
            <text:p>0.0046166667</text:p>
          </table:table-cell>
          <table:table-cell table:style-name="ce8" table:formula="of:=[.P7]+[.O7]+[.N7]" office:value-type="float" office:value="97.18795">
            <text:p>97.1879500000000000000</text:p>
          </table:table-cell>
          <table:table-cell/>
        </table:table-row>
        <table:table-row table:style-name="ro1">
          <table:table-cell/>
          <table:table-cell office:value-type="string">
            <text:p>$long1</text:p>
          </table:table-cell>
          <table:table-cell table:formula="of:=MAX([.Q7];[.Q10];[.Q13];[.Q16])" office:value-type="float" office:value="97.18795">
            <text:p>97.18795</text:p>
          </table:table-cell>
          <table:table-cell table:number-columns-repeated="13"/>
          <table:table-cell table:style-name="ce8"/>
          <table:table-cell/>
        </table:table-row>
        <table:table-row table:style-name="ro1">
          <table:table-cell/>
          <table:table-cell office:value-type="string">
            <text:p>$long2</text:p>
          </table:table-cell>
          <table:table-cell table:formula="of:=MIN([.Q7];[.Q10];[.Q13];[.Q16])" office:value-type="float" office:value="97.134275">
            <text:p>97.134275</text:p>
          </table:table-cell>
          <table:table-cell table:number-columns-repeated="4"/>
          <table:table-cell office:value-type="string">
            <text:p>Corner 2</text:p>
          </table:table-cell>
          <table:table-cell office:value-type="string">
            <text:p>Lat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4.37">
            <text:p>24.37</text:p>
          </table:table-cell>
          <table:table-cell/>
          <table:table-cell table:formula="of:=[.J9]" office:value-type="float" office:value="44">
            <text:p>44</text:p>
          </table:table-cell>
          <table:table-cell table:formula="of:=[.K9]*(1/60)" office:value-type="float" office:value="0.883333333333333">
            <text:p>0.8833333333</text:p>
          </table:table-cell>
          <table:table-cell table:formula="of:=[.L9]*(1/60)*(1/60)" office:value-type="float" office:value="0.00676944444444444">
            <text:p>0.0067694444</text:p>
          </table:table-cell>
          <table:table-cell table:style-name="ce8" table:formula="of:=[.P9]+[.O9]+[.N9]" office:value-type="float" office:value="44.8901027777778">
            <text:p>44.8901027777778000000</text:p>
          </table:table-cell>
          <table:table-cell/>
        </table:table-row>
        <table:table-row table:style-name="ro1">
          <table:table-cell/>
          <table:table-cell office:value-type="string">
            <text:p>Delta X</text:p>
          </table:table-cell>
          <table:table-cell office:value-type="float" office:value="-0.0000268708333333336">
            <text:p>-2.68708333333336E-005</text:p>
          </table:table-cell>
          <table:table-cell table:number-columns-repeated="4"/>
          <table:table-cell office:value-type="string">
            <text:p>SE</text:p>
          </table:table-cell>
          <table:table-cell office:value-type="string">
            <text:p>Long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3.39">
            <text:p>3.39</text:p>
          </table:table-cell>
          <table:table-cell/>
          <table:table-cell table:formula="of:=[.J10]" office:value-type="float" office:value="97">
            <text:p>97</text:p>
          </table:table-cell>
          <table:table-cell table:formula="of:=[.K10]*(1/60)" office:value-type="float" office:value="0.133333333333333">
            <text:p>0.1333333333</text:p>
          </table:table-cell>
          <table:table-cell table:formula="of:=[.L10]*(1/60)*(1/60)" office:value-type="float" office:value="0.000941666666666667">
            <text:p>0.0009416667</text:p>
          </table:table-cell>
          <table:table-cell table:style-name="ce8" table:formula="of:=[.P10]+[.O10]+[.N10]" office:value-type="float" office:value="97.134275">
            <text:p>97.1342750000000000000</text:p>
          </table:table-cell>
          <table:table-cell/>
        </table:table-row>
        <table:table-row table:style-name="ro1">
          <table:table-cell table:number-columns-repeated="16"/>
          <table:table-cell table:style-name="ce8"/>
          <table:table-cell/>
        </table:table-row>
        <table:table-row table:style-name="ro1">
          <table:table-cell/>
          <table:table-cell office:value-type="string">
            <text:p>$Lat 1</text:p>
          </table:table-cell>
          <table:table-cell table:formula="of:=MIN([.Q6];[.Q9];[.Q12];[.Q15])" office:value-type="float" office:value="44.8901027777778">
            <text:p>44.8901027778</text:p>
          </table:table-cell>
          <table:table-cell table:number-columns-repeated="4"/>
          <table:table-cell office:value-type="string">
            <text:p>Corner 3</text:p>
          </table:table-cell>
          <table:table-cell office:value-type="string">
            <text:p>Lat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0.88">
            <text:p>0.88</text:p>
          </table:table-cell>
          <table:table-cell/>
          <table:table-cell table:formula="of:=[.J12]" office:value-type="float" office:value="44">
            <text:p>44</text:p>
          </table:table-cell>
          <table:table-cell table:formula="of:=[.K12]*(1/60)" office:value-type="float" office:value="0.933333333333333">
            <text:p>0.9333333333</text:p>
          </table:table-cell>
          <table:table-cell table:formula="of:=[.L12]*(1/60)*(1/60)" office:value-type="float" office:value="0.000244444444444444">
            <text:p>0.0002444444</text:p>
          </table:table-cell>
          <table:table-cell table:style-name="ce8" table:formula="of:=[.P12]+[.O12]+[.N12]" office:value-type="float" office:value="44.9335777777778">
            <text:p>44.9335777777778000000</text:p>
          </table:table-cell>
          <table:table-cell/>
        </table:table-row>
        <table:table-row table:style-name="ro1">
          <table:table-cell/>
          <table:table-cell office:value-type="string">
            <text:p>$Lat 2</text:p>
          </table:table-cell>
          <table:table-cell table:formula="of:=MAX([.Q6];[.Q9];[.Q12];[.Q15])" office:value-type="float" office:value="44.9335777777778">
            <text:p>44.9335777778</text:p>
          </table:table-cell>
          <table:table-cell table:number-columns-repeated="4"/>
          <table:table-cell office:value-type="string">
            <text:p>NE</text:p>
          </table:table-cell>
          <table:table-cell office:value-type="string">
            <text:p>Long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3.39">
            <text:p>3.39</text:p>
          </table:table-cell>
          <table:table-cell/>
          <table:table-cell table:formula="of:=[.J13]" office:value-type="float" office:value="97">
            <text:p>97</text:p>
          </table:table-cell>
          <table:table-cell table:formula="of:=[.K13]*(1/60)" office:value-type="float" office:value="0.133333333333333">
            <text:p>0.1333333333</text:p>
          </table:table-cell>
          <table:table-cell table:formula="of:=[.L13]*(1/60)*(1/60)" office:value-type="float" office:value="0.000941666666666667">
            <text:p>0.0009416667</text:p>
          </table:table-cell>
          <table:table-cell table:style-name="ce8" table:formula="of:=[.P13]+[.O13]+[.N13]" office:value-type="float" office:value="97.134275">
            <text:p>97.1342750000000000000</text:p>
          </table:table-cell>
          <table:table-cell/>
        </table:table-row>
        <table:table-row table:style-name="ro1">
          <table:table-cell/>
          <table:table-cell office:value-type="string">
            <text:p>Delta Y</text:p>
          </table:table-cell>
          <table:table-cell office:value-type="float" office:value="-0.0000190696263949519">
            <text:p>-1.90696263949519E-005</text:p>
          </table:table-cell>
          <table:table-cell table:number-columns-repeated="13"/>
          <table:table-cell table:style-name="ce8"/>
          <table:table-cell/>
        </table:table-row>
        <table:table-row table:style-name="ro1">
          <table:table-cell table:number-columns-repeated="3"/>
          <table:table-cell table:style-name="ce6" table:number-columns-repeated="4"/>
          <table:table-cell office:value-type="string">
            <text:p>Corner 4</text:p>
          </table:table-cell>
          <table:table-cell office:value-type="string">
            <text:p>Lat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0.88">
            <text:p>0.88</text:p>
          </table:table-cell>
          <table:table-cell/>
          <table:table-cell table:formula="of:=[.J15]" office:value-type="float" office:value="44">
            <text:p>44</text:p>
          </table:table-cell>
          <table:table-cell table:formula="of:=[.K15]*(1/60)" office:value-type="float" office:value="0.933333333333333">
            <text:p>0.9333333333</text:p>
          </table:table-cell>
          <table:table-cell table:formula="of:=[.L15]*(1/60)*(1/60)" office:value-type="float" office:value="0.000244444444444444">
            <text:p>0.0002444444</text:p>
          </table:table-cell>
          <table:table-cell table:style-name="ce8" table:formula="of:=[.P15]+[.O15]+[.N15]" office:value-type="float" office:value="44.9335777777778">
            <text:p>44.9335777777778000000</text:p>
          </table:table-cell>
          <table:table-cell/>
        </table:table-row>
        <table:table-row table:style-name="ro1">
          <table:table-cell/>
          <table:table-cell office:value-type="string">
            <text:p>LAT 0</text:p>
          </table:table-cell>
          <table:table-cell table:style-name="ce1" office:value-type="float" office:value="44.9336055555556">
            <text:p>44.93360555555560000</text:p>
          </table:table-cell>
          <table:table-cell table:style-name="ce6" table:number-columns-repeated="4"/>
          <table:table-cell office:value-type="string">
            <text:p>NW</text:p>
          </table:table-cell>
          <table:table-cell office:value-type="string">
            <text:p>Long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6.62">
            <text:p>16.62</text:p>
          </table:table-cell>
          <table:table-cell/>
          <table:table-cell table:formula="of:=[.J16]" office:value-type="float" office:value="97">
            <text:p>97</text:p>
          </table:table-cell>
          <table:table-cell table:formula="of:=[.K16]*(1/60)" office:value-type="float" office:value="0.183333333333333">
            <text:p>0.1833333333</text:p>
          </table:table-cell>
          <table:table-cell table:formula="of:=[.L16]*(1/60)*(1/60)" office:value-type="float" office:value="0.00461666666666667">
            <text:p>0.0046166667</text:p>
          </table:table-cell>
          <table:table-cell table:style-name="ce8" table:formula="of:=[.P16]+[.O16]+[.N16]" office:value-type="float" office:value="97.18795">
            <text:p>97.1879500000000000000</text:p>
          </table:table-cell>
          <table:table-cell/>
        </table:table-row>
        <table:table-row table:style-name="ro1">
          <table:table-cell/>
          <table:table-cell office:value-type="string">
            <text:p>LONG 0</text:p>
          </table:table-cell>
          <table:table-cell table:style-name="ce1" office:value-type="float" office:value="97.1880527777778">
            <text:p>97.18805277777780000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>
            <text:p>Delta X</text:p>
          </table:table-cell>
          <table:table-cell table:number-columns-repeated="8"/>
          <table:table-cell table:formula="of:=([.Q7]-[.Q10])/([.C6]-0)" office:value-type="float" office:value="0.0000268374999999992">
            <text:p>2.68374999999992E-005</text:p>
          </table:table-cell>
          <table:table-cell/>
        </table:table-row>
        <table:table-row table:style-name="ro1">
          <table:table-cell/>
          <table:table-cell office:value-type="string">
            <text:p>Location X</text:p>
          </table:table-cell>
          <table:table-cell office:value-type="float" office:value="1964">
            <text:p>1964</text:p>
          </table:table-cell>
          <table:table-cell table:number-columns-repeated="4"/>
          <table:table-cell office:value-type="string">
            <text:p>Delta Y</text:p>
          </table:table-cell>
          <table:table-cell table:number-columns-repeated="8"/>
          <table:table-cell table:formula="of:=([.Q12]-[.Q9])/([.C5]-0)" office:value-type="float" office:value="0.0000189847161572056">
            <text:p>1.89847161572056E-005</text:p>
          </table:table-cell>
          <table:table-cell/>
        </table:table-row>
        <table:table-row table:style-name="ro1">
          <table:table-cell/>
          <table:table-cell office:value-type="string">
            <text:p>Location Y</text:p>
          </table:table-cell>
          <table:table-cell office:value-type="float" office:value="695">
            <text:p>69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.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/>
          <table:table-cell table:number-columns-repeated="12"/>
          <table:table-cell table:style-name="ce9"/>
          <table:table-cell/>
        </table:table-row>
        <table:table-row table:style-name="ro1">
          <table:table-cell table:number-columns-repeated="16"/>
          <table:table-cell table:style-name="ce9"/>
          <table:table-cell/>
        </table:table-row>
        <table:table-row table:style-name="ro1">
          <table:table-cell/>
          <table:table-cell office:value-type="string">
            <text:p>LALL DOO THIS LONG (y)</text:p>
          </table:table-cell>
          <table:table-cell table:style-name="ce2" table:formula="of:=([.C17]+[.C10]*[.C19])*-1" office:value-type="float" office:value="-97.1352784611111">
            <text:p>-97.13527846111110000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ALL DOO THIS Lat (x)</text:p>
          </table:table-cell>
          <table:table-cell table:style-name="ce2" table:formula="of:=([.C16]+[.C14]*[.C20])" office:value-type="float" office:value="44.9203521652111">
            <text:p>44.9203521652111000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/>
          <table:table-cell office:value-type="string">
            <text:p>Convert Back to x,y</text:p>
          </table:table-cell>
          <table:table-cell table:style-name="ce3" office:value-type="string">
            <text:p>Incorrect Way <text:span text:style-name="T1">apparently</text:span></text:p>
          </table:table-cell>
          <table:table-cell table:style-name="ce6" office:value-type="string">
            <text:p>Must do it this way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/>
          <table:table-cell office:value-type="string">
            <text:p>Long (y)</text:p>
          </table:table-cell>
          <table:table-cell table:style-name="ce2" table:formula="of:=([.C26]/[.C10])-([.C16]/[.C10])" office:value-type="float" office:value="493.225877295248">
            <text:p>493.225877295248000000</text:p>
          </table:table-cell>
          <table:table-cell table:formula="of:=([.C26]/[.C14])-([.C16]/[.C14])" office:value-type="float" office:value="695">
            <text:p>69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at (x)</text:p>
          </table:table-cell>
          <table:table-cell table:style-name="ce2" table:formula="of:=(-[.C25]/[.C14])-([.C17]/[.C14])" office:value-type="float" office:value="2767.4541479554">
            <text:p>2767.454147955400000000</text:p>
          </table:table-cell>
          <table:table-cell table:formula="of:=(-[.C25]/[.C10])-([.C17]/[.C10])" office:value-type="float" office:value="1964">
            <text:p>1964</text:p>
          </table:table-cell>
          <table:table-cell table:number-columns-repeated="14"/>
        </table:table-row>
        <table:table-row table:style-name="ro1" table:number-rows-repeated="11"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/>
          <table:table-cell table:number-columns-repeated="3"/>
          <table:table-cell table:formula="of:=[.C43]-[.D43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/>
          <table:table-cell table:number-columns-repeated="3"/>
          <table:table-cell table:formula="of:=[.C44]-[.D44]" office:value-type="float" office:value="0">
            <text:p>0</text:p>
          </table:table-cell>
          <table:table-cell table:number-columns-repeated="8"/>
          <table:table-cell table:style-name="ce9" office:value-type="float" office:value="44.914097327754">
            <text:p>44.9140973278</text:p>
          </table:table-cell>
          <table:table-cell/>
        </table:table-row>
        <table:table-row table:style-name="ro1">
          <table:table-cell table:number-columns-repeated="7"/>
          <table:table-cell table:style-name="ce7" office:value-type="string">
            <text:p>X</text:p>
          </table:table-cell>
          <table:table-cell office:value-type="float" office:value="695">
            <text:p>695</text:p>
          </table:table-cell>
          <table:table-cell office:value-type="float" office:value="393">
            <text:p>393</text:p>
          </table:table-cell>
          <table:table-cell office:value-type="float" office:value="1382">
            <text:p>1382</text:p>
          </table:table-cell>
          <table:table-cell office:value-type="float" office:value="1506">
            <text:p>1506</text:p>
          </table:table-cell>
          <table:table-cell office:value-type="float" office:value="1362">
            <text:p>136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7" office:value-type="string">
            <text:p>Y</text:p>
          </table:table-cell>
          <table:table-cell office:value-type="float" office:value="608">
            <text:p>608</text:p>
          </table:table-cell>
          <table:table-cell office:value-type="float" office:value="516">
            <text:p>516</text:p>
          </table:table-cell>
          <table:table-cell office:value-type="float" office:value="685">
            <text:p>685</text:p>
          </table:table-cell>
          <table:table-cell office:value-type="float" office:value="1168">
            <text:p>1168</text:p>
          </table:table-cell>
          <table:table-cell office:value-type="float" office:value="1678">
            <text:p>1678</text:p>
          </table:table-cell>
          <table:table-cell table:number-columns-repeated="4"/>
          <table:table-cell table:formula="of:=[.Q16]-[.Q10]" office:value-type="float" office:value="0.0536749999999984">
            <text:p>0.053675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table:style-name="ce4" table:formula="of:=([.C22]/[.$C10])-([.$C16]/[.$C10])" office:value-type="float" office:value="1672207.37065177">
            <text:p>1,672,207.37065177000000000000</text:p>
          </table:table-cell>
          <table:table-cell table:style-name="ce4" table:formula="of:=([.D22]/[.C10])-([.C16]/[.C10])" office:value-type="float" office:value="1672207.37065177">
            <text:p>1,672,207.37065177000000000000</text:p>
          </table:table-cell>
          <table:table-cell table:style-name="ce4" table:formula="of:=([.C26]/[.C10])-([.C16]/[.C10])" office:value-type="float" office:value="493.225877295248">
            <text:p>493.22587729524800000000</text:p>
          </table:table-cell>
          <table:table-cell table:style-name="ce4" table:number-columns-repeated="2"/>
          <table:table-cell table:style-name="ce7" office:value-type="string">
            <text:p>Lat</text:p>
          </table:table-cell>
          <table:table-cell office:value-type="float" office:value="44.9220623802504">
            <text:p>44.9220623803</text:p>
          </table:table-cell>
          <table:table-cell office:value-type="float" office:value="44.9237409824846">
            <text:p>44.9237409825</text:p>
          </table:table-cell>
          <table:table-cell office:value-type="float" office:value="44.920532122577">
            <text:p>44.9205321226</text:p>
          </table:table-cell>
          <table:table-cell office:value-type="float" office:value="44.9113827804065">
            <text:p>44.9113827804</text:p>
          </table:table-cell>
          <table:table-cell office:value-type="float" office:value="44.9017467762244">
            <text:p>44.901746776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Y</text:p>
          </table:table-cell>
          <table:table-cell table:style-name="ce5" table:formula="of:=([.C23]/[.$C$14])-([.$C$17]/[.$C$14])" office:value-type="float" office:value="5096484.36549891">
            <text:p>5,096,484.36549891000000000000</text:p>
          </table:table-cell>
          <table:table-cell table:style-name="ce5" table:formula="of:=(-[.D23]/[.$C$14])-([.$C$17]/[.$C$14])" office:value-type="float" office:value="5096484.36549891">
            <text:p>5,096,484.36549891000000000000</text:p>
          </table:table-cell>
          <table:table-cell table:style-name="ce5" table:formula="of:=([.C25]/[.C14])-([.C17]/[.C14])" office:value-type="float" office:value="10190201.2768499">
            <text:p>10,190,201.27684990000000000000</text:p>
          </table:table-cell>
          <table:table-cell table:style-name="ce5" table:number-columns-repeated="2"/>
          <table:table-cell table:style-name="ce7" office:value-type="string">
            <text:p>Long</text:p>
          </table:table-cell>
          <table:table-cell office:value-type="float" office:value="97.1693879269915">
            <text:p>97.169387927</text:p>
          </table:table-cell>
          <table:table-cell office:value-type="float" office:value="97.1773780096355">
            <text:p>97.1773780096</text:p>
          </table:table-cell>
          <table:table-cell office:value-type="float" office:value="97.1508313570302">
            <text:p>97.150831357</text:p>
          </table:table-cell>
          <table:table-cell office:value-type="float" office:value="97.1475341610656">
            <text:p>97.1475341611</text:p>
          </table:table-cell>
          <table:table-cell office:value-type="float" office:value="97.1513881521562">
            <text:p>97.1513881522</text:p>
          </table:table-cell>
          <table:table-cell table:number-columns-repeated="4"/>
          <table:table-cell table:formula="of:=[.R46]/[.C5]" office:value-type="float" office:value="0.0000234388646288202">
            <text:p>2.34388646288202E-005</text:p>
          </table:table-cell>
        </table:table-row>
        <table:table-row table:style-name="ro1">
          <table:table-cell table:number-columns-repeated="7"/>
          <table:table-cell table:style-name="ce7" office:value-type="string">
            <text:p>X</text:p>
          </table:table-cell>
          <table:table-cell office:value-type="float" office:value="1190.85617038189">
            <text:p>1190.8561703819</text:p>
          </table:table-cell>
          <table:table-cell office:value-type="float" office:value="1253.40306313382">
            <text:p>1253.4030631338</text:p>
          </table:table-cell>
          <table:table-cell office:value-type="float" office:value="1133.83678804827">
            <text:p>1133.8367880483</text:p>
          </table:table-cell>
          <table:table-cell office:value-type="float" office:value="792.920451932587">
            <text:p>792.9204519326</text:p>
          </table:table-cell>
          <table:table-cell office:value-type="float" office:value="433.870459119324">
            <text:p>433.870459119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x Long</text:p>
          </table:table-cell>
          <table:table-cell table:formula="of:=[.C8]" office:value-type="float" office:value="97.18795">
            <text:p>97.18795</text:p>
          </table:table-cell>
          <table:table-cell table:number-columns-repeated="4"/>
          <table:table-cell table:style-name="ce7" office:value-type="string">
            <text:p>Y</text:p>
          </table:table-cell>
          <table:table-cell office:value-type="float" office:value="-977.737715686672">
            <text:p>-977.7377156867</text:p>
          </table:table-cell>
          <table:table-cell office:value-type="float" office:value="-556.868497632444">
            <text:p>-556.8684976324</text:p>
          </table:table-cell>
          <table:table-cell office:value-type="float" office:value="-1955.185564138">
            <text:p>-1955.185564138</text:p>
          </table:table-cell>
          <table:table-cell office:value-type="float" office:value="-2128.86190131493">
            <text:p>-2128.8619013149</text:p>
          </table:table-cell>
          <table:table-cell office:value-type="float" office:value="-1925.85696520377">
            <text:p>-1925.85696520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n Long</text:p>
          </table:table-cell>
          <table:table-cell table:formula="of:=[.C9]" office:value-type="float" office:value="97.134275">
            <text:p>97.134275</text:p>
          </table:table-cell>
          <table:table-cell table:number-columns-repeated="4"/>
          <table:table-cell table:style-name="ce7"/>
          <table:table-cell table:number-columns-repeated="10"/>
        </table:table-row>
        <table:table-row table:style-name="ro1">
          <table:table-cell/>
          <table:table-cell office:value-type="string">
            <text:p>Diff</text:p>
          </table:table-cell>
          <table:table-cell table:formula="of:=[.C50]-[.C51]" office:value-type="float" office:value="0.0536749999999984">
            <text:p>0.053675</text:p>
          </table:table-cell>
          <table:table-cell table:number-columns-repeated="4"/>
          <table:table-cell table:formula="of:=AVERAGE([.I52:.M52])" office:value-type="float" office:value="106.622613476822">
            <text:p>106.6226134768</text:p>
          </table:table-cell>
          <table:table-cell table:formula="of:=[.I45]-[.I49]" office:value-type="float" office:value="-495.856170381885">
            <text:p>-495.8561703819</text:p>
          </table:table-cell>
          <table:table-cell table:formula="of:=[.J45]-[.J49]" office:value-type="float" office:value="-860.403063133825">
            <text:p>-860.4030631338</text:p>
          </table:table-cell>
          <table:table-cell table:formula="of:=[.K45]-[.K49]" office:value-type="float" office:value="248.163211951731">
            <text:p>248.1632119517</text:p>
          </table:table-cell>
          <table:table-cell table:formula="of:=[.L45]-[.L49]" office:value-type="float" office:value="713.079548067413">
            <text:p>713.0795480674</text:p>
          </table:table-cell>
          <table:table-cell table:formula="of:=[.M45]-[.M49]" office:value-type="float" office:value="928.129540880676">
            <text:p>928.12954088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ixel Long</text:p>
          </table:table-cell>
          <table:table-cell table:formula="of:=[.C52]/[.C5]" office:value-type="float" office:value="0.0000234388646288202">
            <text:p>2.34388646288202E-005</text:p>
          </table:table-cell>
          <table:table-cell table:number-columns-repeated="4"/>
          <table:table-cell table:formula="of:=AVERAGE([.I53:.M53])" office:value-type="float" office:value="2439.90212879516">
            <text:p>2439.9021287952</text:p>
          </table:table-cell>
          <table:table-cell table:formula="of:=[.I46]-[.I50]" office:value-type="float" office:value="1585.73771568667">
            <text:p>1585.7377156867</text:p>
          </table:table-cell>
          <table:table-cell table:formula="of:=[.J46]-[.J50]" office:value-type="float" office:value="1072.86849763244">
            <text:p>1072.8684976325</text:p>
          </table:table-cell>
          <table:table-cell table:formula="of:=[.K46]-[.K50]" office:value-type="float" office:value="2640.185564138">
            <text:p>2640.185564138</text:p>
          </table:table-cell>
          <table:table-cell table:formula="of:=[.L46]-[.L50]" office:value-type="float" office:value="3296.86190131493">
            <text:p>3296.8619013149</text:p>
          </table:table-cell>
          <table:table-cell table:formula="of:=[.M46]-[.M50]" office:value-type="float" office:value="3603.85696520377">
            <text:p>3603.856965203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GPS Long Y</text:p>
          </table:table-cell>
          <table:table-cell table:formula="of:=[.C26]" office:value-type="float" office:value="44.9203521652111">
            <text:p>44.9203521652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formula="of:=[.C25]/[.C16]" office:value-type="float" office:value="-2.16175126077995">
            <text:p>-2.1617512608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percentage-style style:name="N123">
      <number:number number:decimal-places="6" number:min-integer-digits="1"/>
      <number:text>%</number:text>
    </number:percentage-style>
    <number:percentage-style style:name="N124">
      <number:number number:decimal-places="7" number:min-integer-digits="1"/>
      <number:text>%</number:text>
    </number:percentage-style>
    <number:percentage-style style:name="N125">
      <number:number number:decimal-places="8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number:percentage-style style:name="N127">
      <number:number number:decimal-places="10" number:min-integer-digits="1"/>
      <number:text>%</number:text>
    </number:percentage-style>
    <number:percentage-style style:name="N128">
      <number:number number:decimal-places="11" number:min-integer-digits="1"/>
      <number:text>%</number:text>
    </number:percentage-style>
    <number:percentage-style style:name="N129">
      <number:number number:decimal-places="12" number:min-integer-digits="1"/>
      <number:text>%</number:text>
    </number:percentage-style>
    <number:percentage-style style:name="N130">
      <number:number number:decimal-places="13" number:min-integer-digits="1"/>
      <number:text>%</number:text>
    </number:percentage-style>
    <number:percentage-style style:name="N131">
      <number:number number:decimal-places="14" number:min-integer-digits="1"/>
      <number:text>%</number:text>
    </number:percentage-style>
    <number:percentage-style style:name="N132">
      <number:number number:decimal-places="15" number:min-integer-digits="1"/>
      <number:text>%</number:text>
    </number:percentage-style>
    <number:percentage-style style:name="N133">
      <number:number number:decimal-places="16" number:min-integer-digits="1"/>
      <number:text>%</number:text>
    </number:percentage-style>
    <number:number-style style:name="N134">
      <number:number number:decimal-places="9" number:min-integer-digits="1"/>
    </number:number-style>
    <number:number-style style:name="N135">
      <number:number number:decimal-places="8" number:min-integer-digits="1"/>
    </number:number-style>
    <number:number-style style:name="N136">
      <number:number number:decimal-places="7" number:min-integer-digits="1"/>
    </number:number-style>
    <number:number-style style:name="N137">
      <number:number number:decimal-places="1" number:min-integer-digits="1" number:grouping="true"/>
    </number:number-style>
    <number:number-style style:name="N138">
      <number:number number:decimal-places="3" number:min-integer-digits="1" number:grouping="true"/>
    </number:number-style>
    <number:number-style style:name="N139">
      <number:number number:decimal-places="4" number:min-integer-digits="1" number:grouping="true"/>
    </number:number-style>
    <number:number-style style:name="N140">
      <number:number number:decimal-places="5" number:min-integer-digits="1" number:grouping="true"/>
    </number:number-style>
    <number:number-style style:name="N141">
      <number:number number:decimal-places="6" number:min-integer-digits="1" number:grouping="true"/>
    </number:number-style>
    <number:number-style style:name="N142">
      <number:number number:decimal-places="7" number:min-integer-digits="1" number:grouping="true"/>
    </number:number-style>
    <number:number-style style:name="N143">
      <number:number number:decimal-places="8" number:min-integer-digits="1" number:grouping="true"/>
    </number:number-style>
    <number:number-style style:name="N144">
      <number:number number:decimal-places="9" number:min-integer-digits="1" number:grouping="true"/>
    </number:number-style>
    <number:number-style style:name="N145">
      <number:number number:decimal-places="10" number:min-integer-digits="1" number:grouping="true"/>
    </number:number-style>
    <number:number-style style:name="N146">
      <number:number number:decimal-places="11" number:min-integer-digits="1" number:grouping="true"/>
    </number:number-style>
    <number:number-style style:name="N147">
      <number:number number:decimal-places="12" number:min-integer-digits="1" number:grouping="true"/>
    </number:number-style>
    <number:number-style style:name="N148">
      <number:number number:decimal-places="13" number:min-integer-digits="1" number:grouping="true"/>
    </number:number-style>
    <number:number-style style:name="N149">
      <number:number number:decimal-places="14" number:min-integer-digits="1" number:grouping="true"/>
    </number:number-style>
    <number:number-style style:name="N150">
      <number:number number:decimal-places="15" number:min-integer-digits="1" number:grouping="true"/>
    </number:number-style>
    <number:number-style style:name="N151">
      <number:number number:decimal-places="16" number:min-integer-digits="1" number:grouping="true"/>
    </number:number-style>
    <number:number-style style:name="N152">
      <number:number number:decimal-places="17" number:min-integer-digits="1" number:grouping="true"/>
    </number:number-style>
    <number:number-style style:name="N153">
      <number:number number:decimal-places="18" number:min-integer-digits="1" number:grouping="true"/>
    </number:number-style>
    <number:number-style style:name="N154">
      <number:number number:decimal-places="19" number:min-integer-digits="1" number:grouping="true"/>
    </number:number-style>
    <number:number-style style:name="N155">
      <number:number number:decimal-places="20" number:min-integer-digits="1" number:grouping="true"/>
    </number:number-style>
    <number:number-style style:name="N156">
      <number:number number:decimal-places="11" number:min-integer-digits="1"/>
    </number:number-style>
    <number:number-style style:name="N157">
      <number:number number:decimal-places="12" number:min-integer-digits="1"/>
    </number:number-style>
    <number:number-style style:name="N158">
      <number:number number:decimal-places="13" number:min-integer-digits="1"/>
    </number:number-style>
    <number:number-style style:name="N159">
      <number:number number:decimal-places="14" number:min-integer-digits="1"/>
    </number:number-style>
    <number:number-style style:name="N160">
      <number:number number:decimal-places="15" number:min-integer-digits="1"/>
    </number:number-style>
    <number:number-style style:name="N161">
      <number:number number:decimal-places="16" number:min-integer-digits="1"/>
    </number:number-style>
    <number:number-style style:name="N162">
      <number:number number:decimal-places="17" number:min-integer-digits="1"/>
    </number:number-style>
    <number:number-style style:name="N163">
      <number:number number:decimal-places="1" number:min-integer-digits="1"/>
    </number:number-style>
    <number:number-style style:name="N164">
      <number:number number:decimal-places="3" number:min-integer-digits="1"/>
    </number:number-style>
    <number:number-style style:name="N165">
      <number:number number:decimal-places="4" number:min-integer-digits="1"/>
    </number:number-style>
    <number:number-style style:name="N166">
      <number:number number:decimal-places="5" number:min-integer-digits="1"/>
    </number:number-style>
    <number:number-style style:name="N167">
      <number:number number:decimal-places="6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8" number:min-integer-digits="1"/>
    </number:number-style>
    <number:number-style style:name="N170">
      <number:number number:decimal-places="1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4T19:56:34.77</meta:creation-date>
    <dc:date>2012-03-25T02:23:09.92</dc:date>
    <meta:editing-duration>PT6H16M24S</meta:editing-duration>
    <meta:editing-cycles>9</meta:editing-cycles>
    <meta:generator>LibreOffice/3.5$Windows_x86 LibreOffice_project/7e68ba2-a744ebf-1f241b7-c506db1-7d53735</meta:generator>
    <meta:document-statistic meta:table-count="3" meta:cell-count="201" meta:object-count="0"/>
  </office:meta>
</office:document-meta>
</file>